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9_08-38-49_000.jpg</text:p>
          </table:table-cell>
          <table:table-cell table:style-name="ce19" office:value-type="string">
            <text:p>:m RES 1*3 / free# JVEMV6 68#_60:1:（追加メモ） / 68. theoretical-physics(tp) / w=~,topics=元の位数が、群の位数を越えないことについて,other=~,s=~,i=~,doc=~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2]=&quot;&quot;;[.C2];CONCATENATE([.C2];&quot; / &quot;;[.E2]))" office:value-type="string" office:string-value=":m RES 1*3 / free# JVEMV6 68#_60:1:（追加メモ） / 68. theoretical-physics(tp) / w=~,topics=元の位数が、群の位数を越えないことについて,other=~,s=~,i=~,doc=~">
            <text:p>:m RES 1*3 / free# JVEMV6 68#_60:1:（追加メモ） / 68. theoretical-physics(tp) / w=~,topics=元の位数が、群の位数を越えないことについて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9_08-39-24_000.jpg</text:p>
          </table:table-cell>
          <table:table-cell table:style-name="ce19" office:value-type="string">
            <text:p>:m RES 2*3 / free# JVEMV6 68#_60:1:（追加メモ） / 68. theoretical-physics(tp) / w=~,topics=元の位数が、群の位数を越えないことについて,other=q+:元の添字がいくつでも、群の位数で割った剰余が、０になるか？,s=~,i=~,doc=~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3]=&quot;&quot;;[.C3];CONCATENATE([.C3];&quot; / &quot;;[.E3]))" office:value-type="string" office:string-value=":m RES 2*3 / free# JVEMV6 68#_60:1:（追加メモ） / 68. theoretical-physics(tp) / w=~,topics=元の位数が、群の位数を越えないことについて,other=q+:元の添字がいくつでも、群の位数で割った剰余が、０になるか？,s=~,i=~,doc=~">
            <text:p>:m RES 2*3 / free# JVEMV6 68#_60:1:（追加メモ） / 68. theoretical-physics(tp) / w=~,topics=元の位数が、群の位数を越えないことについて,other=q+:元の添字がいくつでも、群の位数で割った剰余が、０になるか？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9_08-40-01_000.jpg</text:p>
          </table:table-cell>
          <table:table-cell table:style-name="ce19" office:value-type="string">
            <text:p>:m RES 3*3 / free# JVEMV6 68#_60:1:（追加メモ） / 68. theoretical-physics(tp) / w=~,topics=元の位数が、群の位数を越えないことについて,other=q+:任意の元を累乗した時に(n)、単位元に還元する。nは、群の位数と同じかそれ以下、は、保証されるか？,s=~,i=~,doc=~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4]=&quot;&quot;;[.C4];CONCATENATE([.C4];&quot; / &quot;;[.E4]))" office:value-type="string" office:string-value=":m RES 3*3 / free# JVEMV6 68#_60:1:（追加メモ） / 68. theoretical-physics(tp) / w=~,topics=元の位数が、群の位数を越えないことについて,other=q+:任意の元を累乗した時に(n)、単位元に還元する。nは、群の位数と同じかそれ以下、は、保証されるか？,s=~,i=~,doc=~">
            <text:p>:m RES 3*3 / free# JVEMV6 68#_60:1:（追加メモ） / 68. theoretical-physics(tp) / w=~,topics=元の位数が、群の位数を越えないことについて,other=q+:任意の元を累乗した時に(n)、単位元に還元する。nは、群の位数と同じかそれ以下、は、保証されるか？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9_12-15-34_000.jpg</text:p>
          </table:table-cell>
          <table:table-cell table:style-name="ce19" office:value-type="string">
            <text:p>:m RES 1*3 / free# JVEMV6 68#_61:1 / 68. theoretical-physics(tp) / w=~,topics=巡回置換：互換の積,other=calc+,s=~,i=~,doc=r-5-1~3#2.2</text:p>
          </table:table-cell>
          <table:table-cell table:style-name="ce17"/>
          <table:table-cell table:style-name="ce4"/>
          <table:table-cell table:style-name="ce4" office:value-type="string">
            <text:p>N-35-35-21.336364 E-139-34-43.886718</text:p>
          </table:table-cell>
          <table:table-cell table:style-name="ce38" table:formula="of:=IF([.E5]=&quot;&quot;;[.C5];CONCATENATE([.C5];&quot; / &quot;;[.E5]))" office:value-type="string" office:string-value=":m RES 1*3 / free# JVEMV6 68#_61:1 / 68. theoretical-physics(tp) / w=~,topics=巡回置換：互換の積,other=calc+,s=~,i=~,doc=r-5-1~3#2.2">
            <text:p>:m RES 1*3 / free# JVEMV6 68#_61:1 / 68. theoretical-physics(tp) / w=~,topics=巡回置換：互換の積,other=calc+,s=~,i=~,doc=r-5-1~3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9_12-15-54_000.jpg</text:p>
          </table:table-cell>
          <table:table-cell table:style-name="ce19" office:value-type="string">
            <text:p>:m RES 2-3*3 / free# JVEMV6 68#_61:1 / 68. theoretical-physics(tp) / w=~,topics=巡回置換：互換の積,other=q+,s=~,i=~,doc=r-5-1~3#2.2</text:p>
          </table:table-cell>
          <table:table-cell table:style-name="ce19"/>
          <table:table-cell table:style-name="ce4"/>
          <table:table-cell table:style-name="ce4" office:value-type="string">
            <text:p>N-35-35-22.792053 E-139-34-49.434814</text:p>
          </table:table-cell>
          <table:table-cell table:style-name="ce38" table:formula="of:=IF([.E6]=&quot;&quot;;[.C6];CONCATENATE([.C6];&quot; / &quot;;[.E6]))" office:value-type="string" office:string-value=":m RES 2-3*3 / free# JVEMV6 68#_61:1 / 68. theoretical-physics(tp) / w=~,topics=巡回置換：互換の積,other=q+,s=~,i=~,doc=r-5-1~3#2.2">
            <text:p>:m RES 2-3*3 / free# JVEMV6 68#_61:1 / 68. theoretical-physics(tp) / w=~,topics=巡回置換：互換の積,other=q+,s=~,i=~,doc=r-5-1~3#2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9_12-38-11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9_16-25-58_000.jpg</text:p>
          </table:table-cell>
          <table:table-cell table:style-name="ce17" office:value-type="string">
            <text:p>:m RES 1*4 / free# JVEMV6 68#_61:1 / 68. theoretical-physics(tp) / w=~,topics=対称群,other=q+:Snは群かどうか,s=~,i=~,doc=r-5-1~3#2.5</text:p>
          </table:table-cell>
          <table:table-cell table:style-name="ce18"/>
          <table:table-cell table:style-name="ce4"/>
          <table:table-cell table:style-name="ce4" office:value-type="string">
            <text:p>N-35-35-27.584838 E-139-34-49.160156</text:p>
          </table:table-cell>
          <table:table-cell table:style-name="ce38" table:formula="of:=IF([.E8]=&quot;&quot;;[.C8];CONCATENATE([.C8];&quot; / &quot;;[.E8]))" office:value-type="string" office:string-value=":m RES 1*4 / free# JVEMV6 68#_61:1 / 68. theoretical-physics(tp) / w=~,topics=対称群,other=q+:Snは群かどうか,s=~,i=~,doc=r-5-1~3#2.5">
            <text:p>:m RES 1*4 / free# JVEMV6 68#_61:1 / 68. theoretical-physics(tp) / w=~,topics=対称群,other=q+:Snは群かどうか,s=~,i=~,doc=r-5-1~3#2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9_16-26-17_000.jpg</text:p>
          </table:table-cell>
          <table:table-cell table:style-name="ce18" office:value-type="string">
            <text:p>:m RES 2*4 / free# JVEMV6 68#_61:1 / 68. theoretical-physics(tp) / w=~,topics=対称群,other=q+:(12j)という巡回置換の、逆元とは;theorem+:互換元の逆元は、自身,s=~,i=~,doc=r-5-1~3#2.5</text:p>
          </table:table-cell>
          <table:table-cell table:style-name="ce19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9]=&quot;&quot;;[.C9];CONCATENATE([.C9];&quot; / &quot;;[.E9]))" office:value-type="string" office:string-value=":m RES 2*4 / free# JVEMV6 68#_61:1 / 68. theoretical-physics(tp) / w=~,topics=対称群,other=q+:(12j)という巡回置換の、逆元とは;theorem+:互換元の逆元は、自身,s=~,i=~,doc=r-5-1~3#2.5">
            <text:p>:m RES 2*4 / free# JVEMV6 68#_61:1 / 68. theoretical-physics(tp) / w=~,topics=対称群,other=q+:(12j)という巡回置換の、逆元とは;theorem+:互換元の逆元は、自身,s=~,i=~,doc=r-5-1~3#2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09_16-26-39_000.jpg</text:p>
          </table:table-cell>
          <table:table-cell table:style-name="ce19" office:value-type="string">
            <text:p>:m RES 3*4 / free# JVEMV6 68#_61:1 / 68. theoretical-physics(tp) / w=~,topics=対称式,other=calc+,s=~,i=~,doc=r-5-1~3#2.5</text:p>
          </table:table-cell>
          <table:table-cell table:style-name="ce19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10]=&quot;&quot;;[.C10];CONCATENATE([.C10];&quot; / &quot;;[.E10]))" office:value-type="string" office:string-value=":m RES 3*4 / free# JVEMV6 68#_61:1 / 68. theoretical-physics(tp) / w=~,topics=対称式,other=calc+,s=~,i=~,doc=r-5-1~3#2.5">
            <text:p>:m RES 3*4 / free# JVEMV6 68#_61:1 / 68. theoretical-physics(tp) / w=~,topics=対称式,other=calc+,s=~,i=~,doc=r-5-1~3#2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09_16-27-14_000.jpg</text:p>
          </table:table-cell>
          <table:table-cell table:style-name="ce19" office:value-type="string">
            <text:p>:m RES 4*4 / free# JVEMV6 68#_61:1 / 68. theoretical-physics(tp) / w=~,topics=対称式,other=calc+,s=~,i=~,doc=r-5-1~3#2.5</text:p>
          </table:table-cell>
          <table:table-cell table:style-name="ce20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11]=&quot;&quot;;[.C11];CONCATENATE([.C11];&quot; / &quot;;[.E11]))" office:value-type="string" office:string-value=":m RES 4*4 / free# JVEMV6 68#_61:1 / 68. theoretical-physics(tp) / w=~,topics=対称式,other=calc+,s=~,i=~,doc=r-5-1~3#2.5">
            <text:p>:m RES 4*4 / free# JVEMV6 68#_61:1 / 68. theoretical-physics(tp) / w=~,topics=対称式,other=calc+,s=~,i=~,doc=r-5-1~3#2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09_17-53-30_000.jpg</text:p>
          </table:table-cell>
          <table:table-cell table:style-name="ce19" office:value-type="string">
            <text:p>:m RES 1*1 / free# JVEMV6 68#_61:1 / 68. theoretical-physics(tp) / w=~,topics=正四面体群,other=~,s=~,i=~,doc=r-5-1~4</text:p>
          </table:table-cell>
          <table:table-cell table:style-name="ce20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12]=&quot;&quot;;[.C12];CONCATENATE([.C12];&quot; / &quot;;[.E12]))" office:value-type="string" office:string-value=":m RES 1*1 / free# JVEMV6 68#_61:1 / 68. theoretical-physics(tp) / w=~,topics=正四面体群,other=~,s=~,i=~,doc=r-5-1~4">
            <text:p>:m RES 1*1 / free# JVEMV6 68#_61:1 / 68. theoretical-physics(tp) / w=~,topics=正四面体群,other=~,s=~,i=~,doc=r-5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09_20-33-41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10_01-29-57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14]=&quot;&quot;;[.C14];CONCATENATE([.C14];&quot; / &quot;;[.E14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10_01-30-09_000.jpg</text:p>
          </table:table-cell>
          <table:table-cell table:style-name="ce19" office:value-type="string">
            <text:p>:m :PHOTO 寝た時刻 / 2021</text:p>
          </table:table-cell>
          <table:table-cell table:style-name="ce18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15]=&quot;&quot;;[.C15];CONCATENATE([.C15];&quot; / &quot;;[.E15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8-10_08-35-25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1.336364 E-139-34-43.886718</text:p>
          </table:table-cell>
          <table:table-cell table:style-name="ce38" table:formula="of:=IF([.E16]=&quot;&quot;;[.C16];CONCATENATE([.C16];&quot; / &quot;;[.E1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9_19-01-21_000.mp4</text:p>
          </table:table-cell>
          <table:table-cell table:style-name="ce19" office:value-type="string">
            <text:p>:VIDEO / @自室 / 記録 / jap.flute / 演奏、play / f-2021-0809-1 / todays-melody,genr=~,for=~,key=h-2(D),tempo=~,R=~,i.f.=~,memo=~,elements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f-2021-0809-1 / todays-melody,genr=~,for=~,key=h-2(D),tempo=~,R=~,i.f.=~,memo=~,elements=~">
            <text:p>:VIDEO / @自室 / 記録 / jap.flute / 演奏、play / f-2021-0809-1 / todays-melody,genr=~,for=~,key=h-2(D),tempo=~,R=~,i.f.=~,memo=~,elements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0">2021/08/10</text:date>, <text:time>10:00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0T10:00:32</dc:date>
    <dc:creator>iwabuchi ken</dc:creator>
    <meta:editing-duration>P35DT17H4M40S</meta:editing-duration>
    <meta:editing-cycles>13095</meta:editing-cycles>
    <meta:document-statistic meta:table-count="1" meta:cell-count="441" meta:object-count="0"/>
  </office:meta>
</office:document-meta>
</file>